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2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2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9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7296" calcext:value-type="float">
            <text:p>24.84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10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9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5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4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200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6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1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7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6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9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7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70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6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2601</text:p>
          </table:table-cell>
          <table:table-cell office:value-type="string" calcext:value-type="string">
            <text:p>195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